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99bf" officeooo:paragraph-rsid="000199bf"/>
    </style:style>
    <style:style style:name="P2" style:family="paragraph" style:parent-style-name="Standard">
      <style:text-properties fo:font-size="16pt" fo:font-weight="bold" officeooo:rsid="000199bf" officeooo:paragraph-rsid="000199bf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3d51e" officeooo:paragraph-rsid="0003d51e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495b8" officeooo:paragraph-rsid="000495b8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818e1" officeooo:paragraph-rsid="000818e1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6bd66" officeooo:paragraph-rsid="0006bd66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c00f7" officeooo:paragraph-rsid="000c00f7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normal" officeooo:rsid="000495b8" officeooo:paragraph-rsid="000495b8" style:font-size-asian="16pt" style:font-weight-asian="normal" style:font-size-complex="16pt" style:font-weight-complex="normal"/>
    </style:style>
    <style:style style:name="P9" style:family="paragraph" style:parent-style-name="Standard">
      <style:text-properties fo:font-size="12pt" fo:font-weight="normal" officeooo:rsid="0003d51e" officeooo:paragraph-rsid="0003d51e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495b8" officeooo:paragraph-rsid="000495b8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0818e1" officeooo:paragraph-rsid="000818e1" style:font-size-asian="10.5pt" style:font-weight-asian="normal" style:font-size-complex="12pt" style:font-weight-complex="normal"/>
    </style:style>
    <style:style style:name="P12" style:family="paragraph" style:parent-style-name="Standard">
      <style:text-properties officeooo:rsid="0006bd66" officeooo:paragraph-rsid="0006bd66"/>
    </style:style>
    <style:style style:name="P13" style:family="paragraph" style:parent-style-name="Standard">
      <style:text-properties officeooo:rsid="000c00f7" officeooo:paragraph-rsid="000c00f7"/>
    </style:style>
    <style:style style:name="P14" style:family="paragraph" style:parent-style-name="Standard">
      <style:text-properties officeooo:rsid="000d8263" officeooo:paragraph-rsid="000d8263"/>
    </style:style>
    <style:style style:name="P15" style:family="paragraph" style:parent-style-name="Standard">
      <style:text-properties officeooo:rsid="000d9450" officeooo:paragraph-rsid="000d9450"/>
    </style:style>
    <style:style style:name="P16" style:family="paragraph" style:parent-style-name="Standard">
      <style:text-properties officeooo:rsid="000e2c62" officeooo:paragraph-rsid="000e2c62"/>
    </style:style>
    <style:style style:name="P17" style:family="paragraph" style:parent-style-name="Standard" style:list-style-name="L1">
      <style:text-properties fo:font-size="12pt" fo:font-weight="normal" officeooo:rsid="000818e1" officeooo:paragraph-rsid="000818e1" style:font-size-asian="10.5pt" style:font-weight-asian="normal" style:font-size-complex="12pt" style:font-weight-complex="normal"/>
    </style:style>
    <style:style style:name="P18" style:family="paragraph" style:parent-style-name="Standard" style:list-style-name="L2">
      <style:text-properties fo:font-size="12pt" fo:font-weight="normal" officeooo:rsid="000495b8" officeooo:paragraph-rsid="000495b8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text-properties fo:font-size="12pt" fo:font-weight="normal" officeooo:rsid="0003d51e" officeooo:paragraph-rsid="0003d51e" style:font-size-asian="10.5pt" style:font-weight-asian="normal" style:font-size-complex="12pt" style:font-weight-complex="normal"/>
    </style:style>
    <style:style style:name="P20" style:family="paragraph" style:parent-style-name="Standard" style:list-style-name="L3">
      <style:text-properties fo:font-size="12pt" fo:font-weight="normal" officeooo:rsid="00047f47" officeooo:paragraph-rsid="00047f47" style:font-size-asian="10.5pt" style:font-weight-asian="normal" style:font-size-complex="12pt" style:font-weight-complex="normal"/>
    </style:style>
    <style:style style:name="P21" style:family="paragraph" style:parent-style-name="Standard" style:list-style-name="L3">
      <style:text-properties fo:font-size="12pt" fo:font-weight="normal" officeooo:rsid="00045f30" officeooo:paragraph-rsid="00045f30" style:font-size-asian="10.5pt" style:font-weight-asian="normal" style:font-size-complex="12pt" style:font-weight-complex="normal"/>
    </style:style>
    <style:style style:name="P22" style:family="paragraph" style:parent-style-name="Standard" style:list-style-name="L4">
      <style:text-properties officeooo:rsid="000199bf" officeooo:paragraph-rsid="000199bf"/>
    </style:style>
    <style:style style:name="P23" style:family="paragraph" style:parent-style-name="Standard">
      <style:text-properties officeooo:rsid="000199bf" officeooo:paragraph-rsid="000199bf"/>
    </style:style>
    <style:style style:name="P24" style:family="paragraph" style:parent-style-name="Standard" style:list-style-name="L5">
      <style:text-properties officeooo:rsid="000d9450" officeooo:paragraph-rsid="000d9450"/>
    </style:style>
    <style:style style:name="P25" style:family="paragraph" style:parent-style-name="Standard" style:list-style-name="L5">
      <style:text-properties officeooo:rsid="000d9450" officeooo:paragraph-rsid="000e2c62"/>
    </style:style>
    <style:style style:name="P26" style:family="paragraph" style:parent-style-name="Standard">
      <style:text-properties officeooo:rsid="000fe688" officeooo:paragraph-rsid="000fe688"/>
    </style:style>
    <style:style style:name="P27" style:family="paragraph" style:parent-style-name="Standard" style:list-style-name="L6">
      <style:text-properties officeooo:rsid="000fe688" officeooo:paragraph-rsid="000fe688"/>
    </style:style>
    <style:style style:name="P28" style:family="paragraph" style:parent-style-name="Standard">
      <style:text-properties fo:font-size="16pt" fo:font-weight="bold" officeooo:rsid="000fe688" officeooo:paragraph-rsid="000fe688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3dd3"/>
    </style:style>
    <style:style style:name="T3" style:family="text">
      <style:text-properties officeooo:rsid="0003900a"/>
    </style:style>
    <style:style style:name="T4" style:family="text">
      <style:text-properties officeooo:rsid="00063c16"/>
    </style:style>
    <style:style style:name="T5" style:family="text">
      <style:text-properties officeooo:rsid="0006ca9b"/>
    </style:style>
    <style:style style:name="T6" style:family="text">
      <style:text-properties officeooo:rsid="000a4032"/>
    </style:style>
    <style:style style:name="T7" style:family="text">
      <style:text-properties officeooo:rsid="000d9450"/>
    </style:style>
    <style:style style:name="T8" style:family="text">
      <style:text-properties officeooo:rsid="000e2c6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rupos:</text:p>
      <text:list text:style-name="L1">
        <text:list-item>
          <text:p text:style-name="P17">player</text:p>
        </text:list-item>
      </text:list>
      <text:p text:style-name="P11"/>
      <text:p text:style-name="P11"/>
      <text:p text:style-name="P11"/>
      <text:p text:style-name="P5">Player</text:p>
      <text:p text:style-name="P11"/>
      <text:p text:style-name="P11">grupo: player</text:p>
      <text:p text:style-name="P10"/>
      <text:p text:style-name="P10"/>
      <text:p text:style-name="P4">StateMachine</text:p>
      <text:p text:style-name="P8"/>
      <text:p text:style-name="P10">Cabe a state machine: </text:p>
      <text:list text:style-name="L2">
        <text:list-item>
          <text:p text:style-name="P18"><text:span text:style-name="T4">Cabe a state machine </text:span>ter a direção atual, e todos os estados dentro e fora da state machine devem modificar esse valor se quiser modificar a direção.</text:p>
        </text:list-item>
        <text:list-item>
          <text:p text:style-name="P18"><text:span text:style-name="T4">A state machine irá a</text:span>visar a quem está acima quando a direção mudar (com sinais).</text:p>
        </text:list-item>
        <text:list-item>
          <text:p text:style-name="P18">Não cabe a machine state virar nenhum tipo de sprite ou posição, quem deve fazer isso é o pai da machine state quando ouvir o sinal de mudar de direção.</text:p>
        </text:list-item>
        <text:list-item>
          <text:p text:style-name="P18">Cabe aos estados da state machine dar play nas animações, e só.</text:p>
        </text:list-item>
        <text:list-item>
          <text:p text:style-name="P18">Cabe aos estados modificar o velocity e chamar move_and_slide() do pai do objeto.</text:p>
        </text:list-item>
        <text:list-item>
          <text:p text:style-name="P18">Cabe aos estados <text:span text:style-name="T4">pedirem diretamente ao player</text:span> quando forem emitir uma requisição de trauma <text:span text:style-name="T4">na shake camera</text:span> ou para criar instancia<text:span text:style-name="T4">s</text:span>. <text:span text:style-name="T4">Os estados devem chamar as funções no player corretamente.</text:span></text:p>
        </text:list-item>
      </text:list>
      <text:p text:style-name="P9"/>
      <text:p text:style-name="P9"/>
      <text:p text:style-name="P3">Z Index:</text:p>
      <text:p text:style-name="P9"/>
      <text:list text:style-name="L3">
        <text:list-item>
          <text:p text:style-name="P19">Armas do player</text:p>
        </text:list-item>
        <text:list-item>
          <text:p text:style-name="P19">Player</text:p>
        </text:list-item>
        <text:list-item>
          <text:p text:style-name="P19">Armas Inimigos</text:p>
        </text:list-item>
        <text:list-item>
          <text:p text:style-name="P19">Inimigos</text:p>
        </text:list-item>
        <text:list-item>
          <text:p text:style-name="P19">Dash Ghost Effect, Jump Effect</text:p>
        </text:list-item>
        <text:list-item>
          <text:p text:style-name="P19">Efeitos dos inimigos</text:p>
        </text:list-item>
        <text:list-item>
          <text:p text:style-name="P20">Armas e kits médicos que podem ser obtidos pelo player</text:p>
        </text:list-item>
        <text:list-item>
          <text:p text:style-name="P21">Objetos secundários do mapa</text:p>
        </text:list-item>
        <text:list-item>
          <text:p text:style-name="P21">Chão e paredes</text:p>
        </text:list-item>
        <text:list-item>
          <text:p text:style-name="P21">Fundo</text:p>
        </text:list-item>
      </text:list>
      <text:p text:style-name="P9"/>
      <text:p text:style-name="P2"/>
      <text:p text:style-name="P2">Sword</text:p>
      <text:p text:style-name="P1"/>
      <text:p text:style-name="P1"><text:span text:style-name="T1">Comportamento padrão:</text:span> Existe uma lista de animação, e sempre começará tocando a primeira animação. Sempre que é feito um ataque e esse ataque colide com um inimigo, passa para a próxima animação, assim dando mais de uma animação de ataque. Quando a animação de ataque acaba, é contado um tempo de 0.5 segundos para resetar as animações, ou seja, o usuário tem apenas 0.5 segundos para dar um golpe seguido para mostrar as outras animação. Então quando é dado um ataque esse time é parado para que não seja resetado.</text:p>
      <text:p text:style-name="P1"/>
      <text:p text:style-name="P1"/>
      <text:list text:style-name="L4">
        <text:list-item>
          <text:p text:style-name="P22"><text:span text:style-name="T1">attack() -&gt; void:</text:span> <text:span text:style-name="T2">faz o ataque.</text:span></text:p>
        </text:list-item>
        <text:list-item>
          <text:p text:style-name="P22"><text:soft-page-break/><text:span text:style-name="T1">flip_h(condition: bool) -&gt; void:</text:span> <text:span text:style-name="T2">faz um flip do sprite e da hitbox.</text:span></text:p>
        </text:list-item>
        <text:list-item>
          <text:p text:style-name="P22"><text:span text:style-name="T1">cancel_attack() -&gt; void:</text:span> <text:span text:style-name="T3">cancela ataque ( caso esteja atacando), volta animação para idle.</text:span></text:p>
        </text:list-item>
      </text:list>
      <text:p text:style-name="P1"/>
      <text:p text:style-name="P1"/>
      <text:p text:style-name="P6">Skeleton</text:p>
      <text:p text:style-name="P6"/>
      <text:p text:style-name="P12">Lógica por trás do objeto: Ele ficará indo de um lado para o outro, quando encontrar uma limite box ele muda de lado. <text:span text:style-name="T5">Caso ele encontre o player ele correrá mais rápido até chegar ao player, e quando chegar próximo, ele atacará, quando o ataque terminar e o player ainda estiver no alcance, ele atacará novamente, </text:span><text:span text:style-name="T6">caso o player ainda esteja sendo detectado mas esteja fora do alcance de ataque, ele vai correr até se aproximar, e caso não esteja mais dectando o player ele irá voltar a andar normalmente</text:span><text:span text:style-name="T5">. Caso Skeleton seja atacado pelas costas, ele também irá virar para o outro lado e assim indo atrás do player. Caso ele comece a correr atrás do player, e encontre uma limite box antes do player, deverá cancelar e voltara rotina normal.</text:span></text:p>
      <text:p text:style-name="P1"/>
      <text:p text:style-name="P1"/>
      <text:p text:style-name="P1"/>
      <text:p text:style-name="P28">Throw Spears</text:p>
      <text:p text:style-name="P26"/>
      <text:p text:style-name="P26">Atira lanças na direção no qual está apontado, é indestrutível e <text:s/>se comporta como uma parede. Para utilizar apenas configure o lado no qual ele deverá ser virado; tempo de tiro e o modo de tiro.</text:p>
      <text:p text:style-name="P26"/>
      <text:p text:style-name="P26">Modos de tiros:</text:p>
      <text:list xml:id="list93193512" text:style-name="L6">
        <text:list-item>
          <text:p text:style-name="P27">Automático: Quando estiver sendo mostrado na tela, irá atirar lanças automaticamente na direção no qual está apontado e na velocidade configuradas.</text:p>
        </text:list-item>
        <text:list-item>
          <text:p text:style-name="P27">Semi-Automático: Nesse modo, só irá atirar flechas esteja detectando o player.</text:p>
        </text:list-item>
      </text:list>
      <text:p text:style-name="P1"/>
      <text:p text:style-name="P1"/>
      <text:p text:style-name="P7">Level</text:p>
      <text:p text:style-name="P13"/>
      <text:p text:style-name="P14">Antes de tudo a room será responsável por ligar todos os sinais do player nas funções dele, segundo ele vai fazer a mesma coisa, só que com os inimigos. Após isso a room irá pegar a ultima vida salva do player e setar nele, após isso ele irá dar start no player e então ficará checando sinais do player <text:span text:style-name="T7">e dos inimigos</text:span> e tratando eles.</text:p>
      <text:p text:style-name="P14"/>
      <text:p text:style-name="P15">Os sinais possíveis vindo do player:</text:p>
      <text:list xml:id="list1574554969" text:style-name="L5">
        <text:list-item>
          <text:p text:style-name="P24">create_instance_requisition(instance): A room irá criar o objeto passado na função.</text:p>
        </text:list-item>
        <text:list-item>
          <text:p text:style-name="P24">trauma_requisition(trauma: float): A room adicionará esse trauma na ShakeCamera2D.</text:p>
        </text:list-item>
        <text:list-item>
          <text:p text:style-name="P24">Death: A room irá se recarregar.</text:p>
        </text:list-item>
        <text:list-item>
          <text:p text:style-name="P24">Outro sinal, porém não feito pelo player e sim pela porta no qual ele irá passar no final, é o sinal “completed”, quando esse sinal for emitido é porque o player conseguiu finalizar a fase, e se isso acontecer a room irá salvar a vida atual do player e então passar para a próxima fase. Caso não tenha outra fase, irá chamar a tela de win.</text:p>
        </text:list-item>
      </text:list>
      <text:p text:style-name="P15"/>
      <text:p text:style-name="P16">Os sinais possíveis vindo dos inimigos:</text:p>
      <text:list xml:id="list145640566005588" text:continue-numbering="true" text:style-name="L5">
        <text:list-item>
          <text:p text:style-name="P25">create_instance_requisition(instance): A room irá criar o objeto passado na função.</text:p>
        </text:list-item>
        <text:list-item>
          <text:p text:style-name="P25">trauma_requisition(trauma: float): A room adicionará esse trauma na ShakeCamera2D.</text:p>
        </text:list-item>
        <text:list-item>
          <text:p text:style-name="P25">Death: A room irá <text:span text:style-name="T8">contar mais 1 nas kill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2T10:20:55.617000000</meta:creation-date>
    <dc:date>2023-06-14T14:56:39.914000000</dc:date>
    <meta:editing-duration>PT4H1M19S</meta:editing-duration>
    <meta:editing-cycles>20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46" meta:word-count="726" meta:character-count="4084" meta:non-whitespace-character-count="3431"/>
  </office:meta>
</office:document-meta>
</file>